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MPF0">
      <style:table-properties style:width="19.0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282cm"/>
    </style:style>
    <style:style style:name="Table1.C" style:family="table-column">
      <style:table-column-properties style:column-width="15.251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="0.5pt solid #d67028" style:writing-mode="lr-tb"/>
    </style:style>
    <style:style style:name="Table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e2" style:family="table">
      <style:table-properties style:width="17.679cm" fo:margin-left="-0.009cm" table:align="left"/>
    </style:style>
    <style:style style:name="Table2.A" style:family="table-column">
      <style:table-column-properties style:column-width="17.67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649cm" fo:margin-left="-0.009cm" table:align="left"/>
    </style:style>
    <style:style style:name="Table3.A" style:family="table-column">
      <style:table-column-properties style:column-width="17.649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649cm" fo:margin-left="-0.009cm" table:align="left"/>
    </style:style>
    <style:style style:name="Table4.A" style:family="table-column">
      <style:table-column-properties style:column-width="17.649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619cm" fo:margin-left="-0.009cm" table:align="left"/>
    </style:style>
    <style:style style:name="Table5.A" style:family="table-column">
      <style:table-column-properties style:column-width="17.61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619cm" fo:margin-left="-0.009cm" table:align="left"/>
    </style:style>
    <style:style style:name="Table6.A" style:family="table-column">
      <style:table-column-properties style:column-width="17.619cm"/>
    </style:style>
    <style:style style:name="Table6.1" style:family="table-row">
      <style:table-row-properties style:min-row-height="0.871cm" style:use-optimal-row-height="false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56cm" fo:margin-left="-0.009cm" table:align="left"/>
    </style:style>
    <style:style style:name="Table7.A" style:family="table-column">
      <style:table-column-properties style:column-width="17.56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59cm" fo:margin-left="-0.009cm" table:align="left"/>
    </style:style>
    <style:style style:name="Table8.A" style:family="table-column">
      <style:table-column-properties style:column-width="17.5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56cm" fo:margin-left="-0.009cm" table:align="left"/>
    </style:style>
    <style:style style:name="Table10.A" style:family="table-column">
      <style:table-column-properties style:column-width="17.56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619cm" fo:margin-left="-0.009cm" table:align="left"/>
    </style:style>
    <style:style style:name="Table11.A" style:family="table-column">
      <style:table-column-properties style:column-width="17.61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53cm" fo:margin-left="-0.009cm" table:align="left"/>
    </style:style>
    <style:style style:name="Table12.A" style:family="table-column">
      <style:table-column-properties style:column-width="17.53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854cm" fo:margin-left="-0.208cm" table:align="left"/>
    </style:style>
    <style:style style:name="Table13.A" style:family="table-column">
      <style:table-column-properties style:column-width="17.854cm"/>
    </style:style>
    <style:style style:name="Table13.1" style:family="table-row">
      <style:table-row-properties style:min-row-height="0.981cm" style:use-optimal-row-height="false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8.002cm" fo:margin-left="0cm" table:align="left"/>
    </style:style>
    <style:style style:name="Table14.A" style:family="table-column">
      <style:table-column-properties style:column-width="18.002cm"/>
    </style:style>
    <style:style style:name="Table14.A1" style:family="table-cell">
      <style:table-cell-properties fo:padding-left="0.191cm" fo:padding-right="0.191cm" fo:padding-top="0cm" fo:padding-bottom="0cm" fo:border="none" style:writing-mode="lr-tb"/>
    </style:style>
    <style:style style:name="Table15" style:family="table">
      <style:table-properties style:width="17.801cm" fo:margin-left="0cm" table:align="left"/>
    </style:style>
    <style:style style:name="Table15.A" style:family="table-column">
      <style:table-column-properties style:column-width="2.251cm"/>
    </style:style>
    <style:style style:name="Table15.B" style:family="table-column">
      <style:table-column-properties style:column-width="1.501cm"/>
    </style:style>
    <style:style style:name="Table15.C" style:family="table-column">
      <style:table-column-properties style:column-width="1.249cm"/>
    </style:style>
    <style:style style:name="Table15.D" style:family="table-column">
      <style:table-column-properties style:column-width="1.251cm"/>
    </style:style>
    <style:style style:name="Table15.M" style:family="table-column">
      <style:table-column-properties style:column-width="1.298cm"/>
    </style:style>
    <style:style style:name="Table15.1" style:family="table-row">
      <style:table-row-properties style:min-row-height="0.529cm" style:use-optimal-row-height="false"/>
    </style:style>
    <style:style style:name="Table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873cm" style:use-optimal-row-height="false"/>
    </style:style>
    <style:style style:name="Table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614cm" style:use-optimal-row-height="false"/>
    </style:style>
    <style:style style:name="Table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" style:family="table">
      <style:table-properties style:width="17.801cm" fo:margin-left="0cm" table:align="left"/>
    </style:style>
    <style:style style:name="Table15.A" style:family="table-column">
      <style:table-column-properties style:column-width="2.251cm"/>
    </style:style>
    <style:style style:name="Table15.B" style:family="table-column">
      <style:table-column-properties style:column-width="1.501cm"/>
    </style:style>
    <style:style style:name="Table15.C" style:family="table-column">
      <style:table-column-properties style:column-width="1.249cm"/>
    </style:style>
    <style:style style:name="Table15.D" style:family="table-column">
      <style:table-column-properties style:column-width="1.251cm"/>
    </style:style>
    <style:style style:name="Table15.M" style:family="table-column">
      <style:table-column-properties style:column-width="1.298cm"/>
    </style:style>
    <style:style style:name="Table15.1" style:family="table-row">
      <style:table-row-properties style:min-row-height="0.529cm" style:use-optimal-row-height="false"/>
    </style:style>
    <style:style style:name="Table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873cm" style:use-optimal-row-height="false"/>
    </style:style>
    <style:style style:name="Table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614cm" style:use-optimal-row-height="false"/>
    </style:style>
    <style:style style:name="Table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3" style:family="paragraph" style:parent-style-name="Normal">
      <style:paragraph-properties fo:text-align="start" style:justify-single-word="false" style:vertical-align="auto"/>
    </style:style>
    <style:style style:name="P4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orphans="2" fo:widows="2"/>
    </style:style>
    <style:style style:name="P6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7" style:family="paragraph" style:parent-style-name="Normal">
      <style:text-properties fo:font-weight="bold" style:font-weight-asian="bold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9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0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1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3" style:family="paragraph" style:parent-style-name="Pie_20_de_20_página">
      <style:paragraph-properties fo:text-align="end" style:justify-single-word="false"/>
    </style:style>
    <style:style style:name="P14" style:family="paragraph" style:parent-style-name="Pie_20_de_20_página">
      <style:paragraph-properties>
        <style:tab-stops>
          <style:tab-stop style:position="4.087cm"/>
        </style:tab-stops>
      </style:paragraph-properties>
    </style:style>
    <style:style style:name="P15" style:family="paragraph" style:parent-style-name="Normal">
      <style:paragraph-properties fo:margin-top="0.212cm" fo:margin-bottom="0cm" style:contextual-spacing="false" fo:text-align="center" style:justify-single-word="false" fo:orphans="2" fo:widows="2" fo:break-before="page"/>
      <style:text-properties fo:color="#d67028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6" style:family="paragraph" style:parent-style-name="Normal">
      <style:paragraph-properties fo:margin-top="0.212cm" fo:margin-bottom="0cm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17" style:family="paragraph" style:parent-style-name="Normal">
      <style:paragraph-properties fo:margin-top="0.212cm" fo:margin-bottom="0cm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8" style:family="paragraph" style:parent-style-name="Normal">
      <style:paragraph-properties fo:margin-top="0.212cm" fo:margin-bottom="0cm" style:contextual-spacing="false" fo:orphans="2" fo:widows="2"/>
      <style:text-properties fo:color="#d67028" loext:opacity="100%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P19" style:family="paragraph" style:parent-style-name="Normal">
      <style:paragraph-properties fo:margin-top="0.212cm" fo:margin-bottom="0.212cm" style:contextual-spacing="false" fo:text-align="center" style:justify-single-word="false" fo:orphans="2" fo:widows="2"/>
    </style:style>
    <style:style style:name="P20" style:family="paragraph" style:parent-style-name="Normal">
      <style:paragraph-properties fo:margin-top="0.423cm" fo:margin-bottom="0cm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loext:opacity="100%" fo:font-weight="bold" style:font-weight-asian="bold"/>
    </style:style>
    <style:style style:name="P22" style:family="paragraph" style:parent-style-name="Heading">
      <style:paragraph-properties>
        <style:tab-stops/>
      </style:paragraph-properties>
    </style:style>
    <style:style style:name="P23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4" style:family="paragraph" style:parent-style-name="ParrafoNegro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27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</style:style>
    <style:style style:name="P29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0" style:family="paragraph" style:parent-style-name="Lista_20_vistosa_20_-_20_Énfasis_20_11">
      <style:text-properties fo:language="es" fo:country="ES"/>
    </style:style>
    <style:style style:name="P31" style:family="paragraph" style:parent-style-name="Standard">
      <style:text-properties style:font-name="Liberation Mono" fo:font-size="9pt" style:font-size-asian="9pt" style:font-size-complex="9pt"/>
    </style:style>
    <style:style style:name="P32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603cm" fo:margin-right="0cm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Lista_20_vistosa_20_-_20_Énfasis_20_11">
      <style:paragraph-properties fo:margin-top="0.106cm" fo:margin-bottom="0cm" style:contextual-spacing="false"/>
      <style:text-properties fo:language="es" fo:country="ES"/>
    </style:style>
    <style:style style:name="P36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fo:font-weight="bold" style:font-weight-asian="bold"/>
    </style:style>
    <style:style style:name="P37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8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</style:style>
    <style:style style:name="P39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</style:style>
    <style:style style:name="P40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250986"/>
    </style:style>
    <style:style style:name="P41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2" style:family="paragraph" style:parent-style-name="Lista_20_vistosa_20_-_20_Énfasis_20_11" style:list-style-name="L3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</style:style>
    <style:style style:name="P43" style:family="paragraph" style:parent-style-name="Lista_20_vistosa_20_-_20_Énfasis_20_11" style:list-style-name="L5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44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</style:style>
    <style:style style:name="P45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</style:style>
    <style:style style:name="P46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</style:style>
    <style:style style:name="P47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</style:style>
    <style:style style:name="P48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</style:style>
    <style:style style:name="P49" style:family="paragraph" style:parent-style-name="Lista_20_vistosa_20_-_20_Énfasis_20_11" style:list-style-name="L3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50" style:family="paragraph" style:parent-style-name="Lista_20_vistosa_20_-_20_Énfasis_20_11" style:list-style-name="L4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51" style:family="paragraph" style:parent-style-name="Normal">
      <style:paragraph-properties fo:orphans="2" fo:widows="2"/>
    </style:style>
    <style:style style:name="P5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53" style:family="paragraph" style:parent-style-name="Párrafo_20_de_20_lista" style:list-style-name="L5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fo:color="#d67028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d67028" loext:opacity="100%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5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size="10pt" fo:background-color="#ffff00" loext:char-shading-value="0" style:font-size-asian="10pt" style:font-size-complex="10pt"/>
    </style:style>
    <style:style style:name="T8" style:family="text">
      <style:text-properties fo:color="#ff0000" loext:opacity="100%" fo:font-size="10pt" officeooo:rsid="001e2a19" fo:background-color="#ffff00" loext:char-shading-value="0" style:font-size-asian="10pt" style:font-size-complex="10pt"/>
    </style:style>
    <style:style style:name="T9" style:family="text">
      <style:text-properties fo:color="#ff0000" loext:opacity="100%" fo:font-size="10pt" fo:background-color="transparent" loext:char-shading-value="0" style:font-size-asian="10pt" style:font-size-complex="10pt"/>
    </style:style>
    <style:style style:name="T10" style:family="text">
      <style:text-properties fo:color="#ff0000" loext:opacity="100%" fo:font-size="10pt" officeooo:rsid="001e2a19" fo:background-color="transparent" loext:char-shading-value="0" style:font-size-asian="10pt" style:font-size-complex="10pt"/>
    </style:style>
    <style:style style:name="T11" style:family="text">
      <style:text-properties fo:color="#ff0000" loext:opacity="100%" fo:font-size="10pt" officeooo:rsid="001e2a19" fo:background-color="transparent" loext:char-shading-value="0" style:font-size-asian="10pt" style:font-size-complex="10pt"/>
    </style:style>
    <style:style style:name="T12" style:family="text">
      <style:text-properties fo:color="#ff0000" loext:opacity="100%" fo:font-size="10pt" fo:background-color="transparent" loext:char-shading-value="0" style:font-size-asian="10pt" style:font-size-complex="10pt"/>
    </style:style>
    <style:style style:name="T13" style:family="text">
      <style:text-properties fo:color="#ff0000" loext:opacity="100%" style:font-name="Liberation Serif" fo:font-size="10pt" fo:language="es" fo:country="ES" officeooo:rsid="001e2a19" fo:background-color="#ffff00" loext:char-shading-value="0" style:font-size-asian="10pt" style:font-size-complex="10pt"/>
    </style:style>
    <style:style style:name="T14" style:family="text">
      <style:text-properties fo:color="#ff0000" loext:opacity="100%" style:font-name="Liberation Serif" fo:font-size="10pt" fo:language="es" fo:country="ES" officeooo:rsid="001e2a19" fo:background-color="#ffff00" loext:char-shading-value="0" style:font-size-asian="10pt" style:font-size-complex="10pt"/>
    </style:style>
    <style:style style:name="T15" style:family="text">
      <style:text-properties fo:color="#111111" loext:opacity="100%"/>
    </style:style>
    <style:style style:name="T16" style:family="text">
      <style:text-properties fo:color="#111111" loext:opacity="100%" fo:language="es" fo:country="ES"/>
    </style:style>
    <style:style style:name="T17" style:family="text">
      <style:text-properties fo:language="es" fo:country="ES"/>
    </style:style>
    <style:style style:name="T18" style:family="text">
      <style:text-properties fo:language="es" fo:country="ES" fo:font-weight="bold" style:font-weight-asian="bold"/>
    </style:style>
    <style:style style:name="T19" style:family="text">
      <style:text-properties fo:language="es" fo:country="ES" style:font-name-asian="MS Mincho"/>
    </style:style>
    <style:style style:name="T20" style:family="text">
      <style:text-properties fo:language="es" fo:country="ES" officeooo:rsid="00250986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-asian="MS Mincho"/>
    </style:style>
    <style:style style:name="T24" style:family="text">
      <style:text-properties style:font-name="Courier New" fo:font-size="10pt" style:font-size-asian="10pt" style:font-name-complex="Courier New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1e2a19" style:font-size-asian="10pt" style:font-size-complex="10pt"/>
    </style:style>
    <style:style style:name="T27" style:family="text">
      <style:text-properties fo:font-size="10pt" fo:background-color="#ffff00" loext:char-shading-value="0" style:font-size-asian="10pt" style:font-size-complex="10pt"/>
    </style:style>
    <style:style style:name="T28" style:family="text">
      <style:text-properties fo:font-size="10pt" fo:background-color="transparent" loext:char-shading-value="0" style:font-size-asian="10pt" style:font-size-complex="10pt"/>
    </style:style>
    <style:style style:name="T29" style:family="text">
      <style:text-properties fo:font-size="10pt" fo:background-color="transparent" loext:char-shading-value="0" style:font-size-asian="10pt" style:font-size-complex="10pt"/>
    </style:style>
    <style:style style:name="T30" style:family="text">
      <style:text-properties style:font-name="Calibri1" fo:language="es" fo:country="ES"/>
    </style:style>
    <style:style style:name="T31" style:family="text">
      <style:text-properties style:font-name="Liberation Mono" fo:font-size="10pt" fo:language="es" fo:country="ES" style:font-size-asian="10pt"/>
    </style:style>
    <style:style style:name="T32" style:family="text">
      <style:text-properties style:font-name="Liberation Mono" fo:font-size="10pt" fo:language="es" fo:country="ES" officeooo:rsid="00250986" style:font-size-asian="10pt"/>
    </style:style>
    <style:style style:name="T33" style:family="text">
      <style:text-properties style:font-name="Liberation Serif" fo:font-size="10pt" fo:language="es" fo:country="ES" style:font-size-asian="10pt" style:font-size-complex="10pt"/>
    </style:style>
    <style:style style:name="T34" style:family="text">
      <style:text-properties style:font-name="Liberation Serif" fo:font-size="10pt" fo:language="es" fo:country="ES" officeooo:rsid="001e2a19" style:font-size-asian="10pt" style:font-size-complex="10pt"/>
    </style:style>
    <style:style style:name="T35" style:family="text">
      <style:text-properties style:font-name="Liberation Serif" fo:font-size="10pt" fo:language="es" fo:country="ES" fo:background-color="#ffff00" loext:char-shading-value="0" style:font-size-asian="10pt" style:font-size-complex="10pt"/>
    </style:style>
    <style:style style:name="T36" style:family="text">
      <style:text-properties style:font-name="Liberation Serif" fo:font-size="10pt" fo:language="es" fo:country="ES" officeooo:rsid="001e2a19" fo:background-color="#ffff00" loext:char-shading-value="0" style:font-size-asian="10pt" style:font-size-complex="10pt"/>
    </style:style>
    <style:style style:name="T37" style:family="text">
      <style:text-properties style:font-name="Liberation Serif" fo:font-size="10pt" fo:language="es" fo:country="ES" officeooo:rsid="001e2a19" fo:background-color="#ffff00" loext:char-shading-value="0" style:font-size-asian="10pt" style:font-size-complex="10pt"/>
    </style:style>
    <style:style style:name="T38" style:family="text">
      <style:text-properties style:font-name="Liberation Serif" fo:font-size="10pt" fo:language="es" fo:country="ES" fo:background-color="#ffff00" loext:char-shading-value="0" style:font-size-asian="10pt" style:font-size-complex="10pt"/>
    </style:style>
    <style:style style:name="T39" style:family="text">
      <style:text-properties style:font-name="Liberation Serif" fo:language="es" fo:country="ES"/>
    </style:style>
    <style:style style:name="T40" style:family="text">
      <style:text-properties style:font-name="Liberation Serif" fo:language="es" fo:country="ES" fo:background-color="transparent" loext:char-shading-value="0"/>
    </style:style>
    <style:style style:name="T41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42" style:family="text">
      <style:text-properties fo:font-size="11pt" fo:language="es" fo:country="ES" style:font-size-asian="11pt"/>
    </style:style>
    <style:style style:name="T43" style:family="text">
      <style:text-properties style:language-asian="es" style:country-asian="ES"/>
    </style:style>
    <style:style style:name="T44" style:family="text">
      <style:text-properties officeooo:rsid="00250986"/>
    </style:style>
    <style:style style:name="T45" style:family="text">
      <style:text-properties style:font-name="Liberation Serif" fo:font-size="10pt" fo:language="es" fo:country="ES" officeooo:rsid="00250986" style:font-size-asian="10pt"/>
    </style:style>
    <style:style style:name="T46" style:family="text">
      <style:text-properties fo:color="#c9211e" loext:opacity="100%" style:font-name="Liberation Serif" fo:font-size="10pt" fo:language="es" fo:country="ES" officeooo:rsid="001e2a19" fo:background-color="#ffff00" loext:char-shading-value="0" style:font-size-asian="10pt" style:font-size-complex="10pt"/>
    </style:style>
    <style:style style:name="T47" style:family="text">
      <style:text-properties fo:color="#c9211e" loext:opacity="100%" style:font-name="Liberation Serif" fo:font-size="10pt" fo:language="es" fo:country="ES" fo:background-color="#ffff00" loext:char-shading-value="0" style:font-size-asian="10pt" style:font-size-complex="10pt"/>
    </style:style>
    <style:style style:name="T48" style:family="text">
      <style:text-properties fo:color="#000000" loext:opacity="100%" style:font-name="Liberation Serif" fo:font-size="10pt" fo:language="es" fo:country="ES" officeooo:rsid="001e2a19" fo:background-color="#ffff00" loext:char-shading-value="0" style:font-size-asian="10pt" style:font-size-complex="10pt"/>
    </style:style>
    <style:style style:name="T49" style:family="text">
      <style:text-properties fo:color="#000000" loext:opacity="100%" style:font-name="Liberation Serif" fo:font-size="10pt" fo:language="es" fo:country="ES" fo:background-color="#ffff00" loext:char-shading-value="0" style:font-size-asian="10pt" style:font-size-complex="10pt"/>
    </style:style>
    <style:style style:name="T50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51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52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text:list-style style:name="L1">
      <text:list-level-style-number text:level="1" text:style-name="WW_5f_CharLFO20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0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1LVL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2LVL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4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Grai2º curso / 2º cuatr.</text:p>
            <text:p text:style-name="P19"><text:span text:style-name="Fuente_20_de_20_párrafo_20_predeter."><text:span text:style-name="T3">Grado Ing. Inform.</text:span></text:span></text:p>
          </table:table-cell>
          <table:table-cell table:style-name="Table1.B1" office:value-type="string">
            <text:p text:style-name="P16"/>
          </table:table-cell>
          <table:table-cell table:style-name="Table1.C1" office:value-type="string">
            <text:p text:style-name="P17">Arquitectura de Computadores (AC)</text:p>
            <text:p text:style-name="P18">Cuaderno de prácticas.</text:p>
            <text:p text:style-name="P5"><text:span text:style-name="Fuente_20_de_20_párrafo_20_predeter."><text:span text:style-name="T4">Bloque Práctico 2.</text:span></text:span> <text:span text:style-name="Fuente_20_de_20_párrafo_20_predeter."><text:span text:style-name="T4">Programación paralela II: Cláusulas OpenMP</text:span></text:span></text:p>
            <text:p text:style-name="P20">Estudiante (nombre y apellidos):</text:p>
            <text:p text:style-name="P6">Grupo de prácticas y profesor de prácticas:</text:p>
            <text:p text:style-name="P5"><text:span text:style-name="Fuente_20_de_20_párrafo_20_predeter."><text:span text:style-name="T5"/></text:span></text:p>
          </table:table-cell>
        </table:table-row>
      </table:table>
      <text:p text:style-name="P21"><text:s/></text:p>
      <text:p text:style-name="P52"/>
      <text:p text:style-name="P22"><text:span text:style-name="Fuente_20_de_20_párrafo_20_predeter."><text:span text:style-name="T15">Ejercicios basados en los ejemplos del seminario práctico</text:span></text:span></text:p>
      <text:list xml:id="list4249363723" text:style-name="L1">
        <text:list-item>
          <text:p text:style-name="P39"><text:span text:style-name="Fuente_20_de_20_párrafo_20_predeter."><text:span text:style-name="T18">(a) </text:span></text:span><text:span text:style-name="Fuente_20_de_20_párrafo_20_predeter."><text:span text:style-name="T17">Añadir la cláusula </text:span></text:span><text:span text:style-name="codigo">default(none) </text:span><text:span text:style-name="Fuente_20_de_20_párrafo_20_predeter."><text:span text:style-name="T17">a la directiva </text:span></text:span><text:span text:style-name="codigo">parallel</text:span><text:span text:style-name="Fuente_20_de_20_párrafo_20_predeter."><text:span text:style-name="T17"> del ejemplo del seminario </text:span></text:span><text:span text:style-name="codigo">shared-clause.c</text:span><text:span text:style-name="Fuente_20_de_20_párrafo_20_predeter."><text:span text:style-name="T17">? ¿Qué ocurre? <text:s/>¿A qué se debe? </text:span></text:span><text:span text:style-name="Fuente_20_de_20_párrafo_20_predeter."><text:span text:style-name="T18">(b)</text:span></text:span><text:span text:style-name="Fuente_20_de_20_párrafo_20_predeter."><text:span text:style-name="T17"> Resolver el problema generado sin eliminar </text:span></text:span><text:span text:style-name="codigo">default(none)</text:span><text:span text:style-name="Fuente_20_de_20_párrafo_20_predeter."><text:span text:style-name="T17">. Incorporar el código con la modificación al cuaderno de prácticas. </text:span></text:span><text:span text:style-name="Fuente_20_de_20_párrafo_20_predeter."><text:span text:style-name="T19">(Añadir capturas de pantalla que muestren lo que ocurre)</text:span></text:span></text:p>
        </text:list-item>
      </text:list>
      <text:p text:style-name="P25"><text:span text:style-name="Fuente_20_de_20_párrafo_20_predeter."><text:span text:style-name="T21">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shared-clauseModificado.c</text:span></text:p>
      <table:table table:name="Table2" table:style-name="Table2">
        <table:table-column table:style-name="Table2.A"/>
        <table:table-row table:style-name="TableLine2436794460912">
          <table:table-cell table:style-name="Table2.A1" office:value-type="string">
            <text:p text:style-name="CodigoListado"/>
            <text:p text:style-name="CodigoListado"/>
          </table:table-cell>
        </table:table-row>
      </table:table>
      <text:p text:style-name="P26">CAPTURAS DE PANTALLA:</text:p>
      <text:p text:style-name="P29"/>
      <text:list xml:id="list195502601793415" text:continue-numbering="true" text:style-name="L1">
        <text:list-item>
          <text:p text:style-name="P44"><text:span text:style-name="Fuente_20_de_20_párrafo_20_predeter."><text:span text:style-name="T18">(a)</text:span></text:span><text:span text:style-name="Fuente_20_de_20_párrafo_20_predeter."><text:span text:style-name="T17"> <text:s/>Añadir a lo necesario a </text:span></text:span><text:span text:style-name="codigo">private-clause.c </text:span><text:span text:style-name="Fuente_20_de_20_párrafo_20_predeter."><text:span text:style-name="T17">para que imprima suma fuera de la región </text:span></text:span><text:span text:style-name="codigo">parallel</text:span><text:span text:style-name="Fuente_20_de_20_párrafo_20_predeter."><text:span text:style-name="T16">. Inicializar </text:span></text:span><text:span text:style-name="codigo">suma</text:span><text:span text:style-name="Fuente_20_de_20_párrafo_20_predeter."><text:span text:style-name="T17"> </text:span></text:span><text:span text:style-name="Fuente_20_de_20_párrafo_20_predeter."><text:span text:style-name="T16">dentro del </text:span></text:span><text:span text:style-name="codigo">parallel</text:span><text:span text:style-name="Fuente_20_de_20_párrafo_20_predeter."><text:span text:style-name="T16"> a un valor distinto de 0. Ejecutar varias veces el código ¿Qué imprime el código fuera del </text:span></text:span><text:span text:style-name="codigo">parallel</text:span><text:span text:style-name="Fuente_20_de_20_párrafo_20_predeter."><text:span text:style-name="T16">? (mostrar lo que ocurre con una captura de pantalla) </text:span></text:span><text:span text:style-name="Fuente_20_de_20_párrafo_20_predeter."><text:span text:style-name="T17">Razonar respuesta.</text:span></text:span><text:span text:style-name="Fuente_20_de_20_párrafo_20_predeter."><text:span text:style-name="T16"> </text:span></text:span><text:span text:style-name="Fuente_20_de_20_párrafo_20_predeter."><text:span text:style-name="T18">(b) </text:span></text:span><text:span text:style-name="Fuente_20_de_20_párrafo_20_predeter."><text:span text:style-name="T17">Modificar el código del apartado (a) para que se inicialice </text:span></text:span><text:span text:style-name="codigo">suma</text:span><text:span text:style-name="Fuente_20_de_20_párrafo_20_predeter."><text:span text:style-name="T17"> fuera del </text:span></text:span><text:span text:style-name="codigo">parallel</text:span><text:span text:style-name="Fuente_20_de_20_párrafo_20_predeter."><text:span text:style-name="T17"> en lugar de dentro ¿Qué ocurre? Comparar todo lo que imprime el código ahora con la salida en (a) </text:span></text:span><text:span text:style-name="Fuente_20_de_20_párrafo_20_predeter."><text:span text:style-name="T16">(mostrar la salida con una captura de pantalla) <text:s/></text:span></text:span><text:span text:style-name="Fuente_20_de_20_párrafo_20_predeter."><text:span text:style-name="T17">Razonar respuesta.</text:span></text:span></text:p>
        </text:list-item>
      </text:list>
      <text:p text:style-name="P25"><text:span text:style-name="Fuente_20_de_20_párrafo_20_predeter."><text:span text:style-name="T21">(a) 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private-clauseModificado_a.c</text:span></text:p>
      <table:table table:name="Table3" table:style-name="Table3">
        <table:table-column table:style-name="Table3.A"/>
        <table:table-row table:style-name="TableLine2436794467984">
          <table:table-cell table:style-name="Table3.A1" office:value-type="string">
            <text:p text:style-name="CodigoListado"/>
          </table:table-cell>
        </table:table-row>
      </table:table>
      <text:p text:style-name="P26">CAPTURAS DE PANTALLA:</text:p>
      <text:p text:style-name="P25"><text:span text:style-name="Fuente_20_de_20_párrafo_20_predeter."><text:span text:style-name="T21">(b) 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private-clauseModificado_b.c</text:span></text:p>
      <table:table table:name="Table4" table:style-name="Table4">
        <table:table-column table:style-name="Table4.A"/>
        <table:table-row table:style-name="TableLine2436794468528">
          <table:table-cell table:style-name="Table4.A1" office:value-type="string">
            <text:p text:style-name="CodigoListado"/>
          </table:table-cell>
        </table:table-row>
      </table:table>
      <text:p text:style-name="P26">CAPTURAS DE PANTALLA:</text:p>
      <text:p text:style-name="P26"/>
      <text:p text:style-name="P30"/>
      <text:list xml:id="list195502286081816" text:continue-numbering="true" text:style-name="L1">
        <text:list-item>
          <text:p text:style-name="P45"><text:span text:style-name="Fuente_20_de_20_párrafo_20_predeter."><text:span text:style-name="T18">(a) </text:span></text:span><text:span text:style-name="Fuente_20_de_20_párrafo_20_predeter."><text:span text:style-name="T17">Eliminar la cláusula <text:s/></text:span></text:span><text:span text:style-name="codigo">private(suma)</text:span><text:span text:style-name="Fuente_20_de_20_párrafo_20_predeter."><text:span text:style-name="T17"> en </text:span></text:span><text:span text:style-name="codigo">private-clause.c</text:span><text:span text:style-name="Fuente_20_de_20_párrafo_20_predeter."><text:span text:style-name="T17">. Ejecutar el código resultante. ¿Qué ocurre? </text:span></text:span><text:span text:style-name="Fuente_20_de_20_párrafo_20_predeter."><text:span text:style-name="T18">(b) </text:span></text:span><text:span text:style-name="Fuente_20_de_20_párrafo_20_predeter."><text:span text:style-name="T17">¿A qué es debido? </text:span></text:span></text:p>
        </text:list-item>
      </text:list>
      <text:p text:style-name="P25"><text:span text:style-name="Fuente_20_de_20_párrafo_20_predeter."><text:span text:style-name="T21">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private-clauseModificado3.c</text:span></text:p>
      <table:table table:name="Table5" table:style-name="Table5">
        <table:table-column table:style-name="Table5.A"/>
        <table:table-row table:style-name="TableLine2436794457920">
          <table:table-cell table:style-name="Table5.A1" office:value-type="string">
            <text:p text:style-name="CodigoListado"/>
          </table:table-cell>
        </table:table-row>
      </table:table>
      <text:p text:style-name="P26">CAPTURAS DE PANTALLA:</text:p>
      <text:p text:style-name="P30"/>
      <text:list xml:id="list195502965881004" text:continue-numbering="true" text:style-name="L1">
        <text:list-item>
          <text:p text:style-name="P46"><text:span text:style-name="Fuente_20_de_20_párrafo_20_predeter."><text:span text:style-name="T17">En la ejecución de </text:span></text:span><text:span text:style-name="codigo">firstlastprivate.c</text:span><text:span text:style-name="Fuente_20_de_20_párrafo_20_predeter."><text:span text:style-name="T17"> de la pag. 21 del seminario se imprime un 6 fuera de la región </text:span></text:span><text:span text:style-name="codigo">parallel</text:span><text:span text:style-name="Fuente_20_de_20_párrafo_20_predeter."><text:span text:style-name="T17">. </text:span></text:span><text:span text:style-name="Fuente_20_de_20_párrafo_20_predeter."><text:span text:style-name="T18">(a) </text:span></text:span><text:span text:style-name="Fuente_20_de_20_párrafo_20_predeter."><text:span text:style-name="T17">Cambiar el tamaño del vector a 10. Razonar lo que imprime el código en su PC con esta modificación. </text:span></text:span><text:span text:style-name="Fuente_20_de_20_párrafo_20_predeter."><text:span text:style-name="T19">(añadir capturas de pantalla que muestren lo que ocurre)</text:span></text:span><text:span text:style-name="Fuente_20_de_20_párrafo_20_predeter."><text:span text:style-name="T17">.</text:span></text:span><text:span text:style-name="Fuente_20_de_20_párrafo_20_predeter."><text:span text:style-name="T18"> (b) </text:span></text:span><text:span text:style-name="Fuente_20_de_20_párrafo_20_predeter."><text:span text:style-name="T17">Sin cambiar el tamaño del vector </text:span></text:span><text:soft-page-break/><text:span text:style-name="Fuente_20_de_20_párrafo_20_predeter."><text:span text:style-name="T17">¿podría imprimir el código otro valor? Razonar respuesta </text:span></text:span><text:span text:style-name="Fuente_20_de_20_párrafo_20_predeter."><text:span text:style-name="T19">(añadir capturas de pantalla que muestren lo que ocurre)</text:span></text:span><text:span text:style-name="Fuente_20_de_20_párrafo_20_predeter."><text:span text:style-name="T17">.</text:span></text:span></text:p>
        </text:list-item>
      </text:list>
      <text:p text:style-name="P25"><text:span text:style-name="Fuente_20_de_20_párrafo_20_predeter."><text:span text:style-name="T21">(a) RESPUESTA</text:span></text:span>:</text:p>
      <text:p text:style-name="P26"/>
      <text:p text:style-name="P26">CAPTURAS DE PANTALLA:</text:p>
      <text:p text:style-name="P26"/>
      <text:p text:style-name="P25"><text:span text:style-name="Fuente_20_de_20_párrafo_20_predeter."><text:span text:style-name="T21">(b) RESPUESTA</text:span></text:span>:</text:p>
      <text:p text:style-name="P26"/>
      <text:p text:style-name="P26">CAPTURAS DE PANTALLA:</text:p>
      <text:p text:style-name="P26"/>
      <text:p text:style-name="P25"/>
      <text:list xml:id="list195502152179808" text:continue-numbering="true" text:style-name="L1">
        <text:list-item>
          <text:p text:style-name="P44"><text:span text:style-name="Fuente_20_de_20_párrafo_20_predeter."><text:span text:style-name="T18">(a) </text:span></text:span><text:span text:style-name="Fuente_20_de_20_párrafo_20_predeter."><text:span text:style-name="T17">¿Qué se observa <text:s/>en los resultados de ejecución de </text:span></text:span><text:span text:style-name="codigo">copyprivate-clause.c</text:span><text:span text:style-name="Fuente_20_de_20_párrafo_20_predeter."><text:span text:style-name="T17"> cuando se elimina la cláusula </text:span></text:span><text:span text:style-name="codigo">copyprivate(a)</text:span><text:span text:style-name="Fuente_20_de_20_párrafo_20_predeter."><text:span text:style-name="T17"> en la directiva </text:span></text:span><text:span text:style-name="codigo">single</text:span><text:span text:style-name="Fuente_20_de_20_párrafo_20_predeter."><text:span text:style-name="T17">? </text:span></text:span><text:span text:style-name="Fuente_20_de_20_párrafo_20_predeter."><text:span text:style-name="T18">(b) </text:span></text:span><text:span text:style-name="Fuente_20_de_20_párrafo_20_predeter."><text:span text:style-name="T17">¿A qué cree que es debido?  (añadir una captura de pantalla que muestre lo que ocurre)</text:span></text:span></text:p>
        </text:list-item>
      </text:list>
      <text:p text:style-name="P25"><text:span text:style-name="Fuente_20_de_20_párrafo_20_predeter."><text:span text:style-name="T21">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copyprivate-clauseModificado.c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CodigoListado"/>
          </table:table-cell>
        </table:table-row>
      </table:table>
      <text:p text:style-name="P26">CAPTURAS DE PANTALLA:</text:p>
      <text:p text:style-name="P30"/>
      <text:list xml:id="list195503269476346" text:continue-numbering="true" text:style-name="L1">
        <text:list-item>
          <text:p text:style-name="P47"><text:span text:style-name="Fuente_20_de_20_párrafo_20_predeter."><text:span text:style-name="T17">En el ejemplo </text:span></text:span><text:span text:style-name="codigo">reduction-clause.c</text:span><text:span text:style-name="Fuente_20_de_20_párrafo_20_predeter."><text:span text:style-name="T17"> sustituya </text:span></text:span><text:span text:style-name="codigo">suma=0</text:span><text:span text:style-name="Fuente_20_de_20_párrafo_20_predeter."><text:span text:style-name="T17"> por </text:span></text:span><text:span text:style-name="codigo">suma=10</text:span><text:span text:style-name="Fuente_20_de_20_párrafo_20_predeter."><text:span text:style-name="T17">. ¿Qué resultado se imprime ahora? Justifique el resultado (</text:span></text:span><text:span text:style-name="Fuente_20_de_20_párrafo_20_predeter."><text:span text:style-name="T19">añada capturas de pantalla que muestren lo que ocurre</text:span></text:span><text:span text:style-name="Fuente_20_de_20_párrafo_20_predeter."><text:span text:style-name="T17">)</text:span></text:span></text:p>
        </text:list-item>
      </text:list>
      <text:p text:style-name="P25"><text:span text:style-name="Fuente_20_de_20_párrafo_20_predeter."><text:span text:style-name="T21">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reduction-clauseModificado.c</text:span></text:p>
      <table:table table:name="Table7" table:style-name="Table7">
        <table:table-column table:style-name="Table7.A"/>
        <table:table-row table:style-name="TableLine2436794456560">
          <table:table-cell table:style-name="Table7.A1" office:value-type="string">
            <text:p text:style-name="CodigoListado"/>
          </table:table-cell>
        </table:table-row>
      </table:table>
      <text:p text:style-name="P26">CAPTURAS DE PANTALLA:</text:p>
      <text:p text:style-name="P29"/>
      <text:list xml:id="list195503018558754" text:continue-numbering="true" text:style-name="L1">
        <text:list-item>
          <text:p text:style-name="P48"><text:span text:style-name="Fuente_20_de_20_párrafo_20_predeter."><text:span text:style-name="T17">En el ejemplo </text:span></text:span><text:span text:style-name="codigo">reduction-clause.c</text:span><text:span text:style-name="Fuente_20_de_20_párrafo_20_predeter."><text:span text:style-name="T17">, elimine </text:span></text:span><text:span text:style-name="codigo"><text:span text:style-name="T23">reduction()</text:span></text:span><text:span text:style-name="Fuente_20_de_20_párrafo_20_predeter."><text:span text:style-name="T17"> de </text:span></text:span><text:span text:style-name="codigo"><text:span text:style-name="T23">#pragma omp parallel for reduction(+:suma)</text:span></text:span><text:span text:style-name="Fuente_20_de_20_párrafo_20_predeter."><text:span text:style-name="T19"> y haga las modificaciones necesarias para que se siga realizando la suma de los componentes del vector </text:span></text:span><text:span text:style-name="codigo"><text:span text:style-name="T23">a</text:span></text:span><text:span text:style-name="Fuente_20_de_20_párrafo_20_predeter."><text:span text:style-name="T19"> en paralelo sin añadir más directivas de trabajo compartido (añada capturas de pantalla que muestren lo que ocurre).</text:span></text:span></text:p>
        </text:list-item>
      </text:list>
      <text:p text:style-name="P25"><text:span text:style-name="Fuente_20_de_20_párrafo_20_predeter."><text:span text:style-name="T21">RESPUESTA</text:span></text:span>:</text:p>
      <text:p text:style-name="P25"/>
      <text:p text:style-name="P25"><text:span text:style-name="Fuente_20_de_20_párrafo_20_predeter."><text:span text:style-name="T21">CAPTURA CÓDIGO FUENTE</text:span></text:span>: <text:span text:style-name="codigo">reduction-clauseModificado7.c</text:span></text:p>
      <table:table table:name="Table8" table:style-name="Table8">
        <table:table-column table:style-name="Table8.A"/>
        <table:table-row table:style-name="TableLine2436794456832">
          <table:table-cell table:style-name="Table8.A1" office:value-type="string">
            <text:p text:style-name="P31"/>
            <text:p text:style-name="P31"/>
            <text:p text:style-name="Standard"><text:span text:style-name="Fuente_20_de_20_párrafo_20_predeter."><text:span text:style-name="T24"><text:s/></text:span></text:span></text:p>
          </table:table-cell>
        </table:table-row>
      </table:table>
      <text:p text:style-name="P26">CAPTURAS DE PANTALLA:</text:p>
      <text:p text:style-name="P30"/>
      <text:p text:style-name="P22"><text:s/>Resto de ejercicios (usar en atcgrid la cola ac a no ser que se tenga que usar atcgrid4)</text:p>
      <text:list xml:id="list195503173531873" text:continue-numbering="true" text:style-name="L1">
        <text:list-item>
          <text:p text:style-name="P40"><text:span text:style-name="Fuente_20_de_20_párrafo_20_predeter."><text:span text:style-name="T17">Implementar en paralelo el producto matriz por vector con OpenMP usando la directiva</text:span></text:span><text:span text:style-name="Fuente_20_de_20_párrafo_20_predeter."><text:span text:style-name="T30"> </text:span></text:span><text:span text:style-name="Fuente_20_de_20_párrafo_20_predeter."><text:span text:style-name="T31">for. </text:span></text:span><text:span text:style-name="Fuente_20_de_20_párrafo_20_predeter."><text:span text:style-name="T45">P</text:span></text:span><text:span text:style-name="Fuente_20_de_20_párrafo_20_predeter."><text:span text:style-name="T17">artir del código </text:span></text:span><text:span text:style-name="Fuente_20_de_20_párrafo_20_predeter."><text:span text:style-name="T41">secuencial disponible en SWAD</text:span></text:span><text:span text:style-name="Fuente_20_de_20_párrafo_20_predeter."><text:span text:style-name="T17">. Debe implementar dos versiones del código (consulte la lección 5/Tema 2):</text:span></text:span></text:p>
        </text:list-item>
      </text:list>
      <text:list xml:id="list2691186202" text:style-name="L2">
        <text:list-item>
          <text:list>
            <text:list-item>
              <text:p text:style-name="P41">una primera que paralelice el bucle que recorre las filas de la matriz y</text:p>
            </text:list-item>
            <text:list-item>
              <text:p text:style-name="P41">una segunda que paralelice el bucle que recorre las columnas.</text:p>
            </text:list-item>
          </text:list>
        </text:list-item>
      </text:list>
      <text:p text:style-name="P27"><text:span text:style-name="Fuente_20_de_20_párrafo_20_predeter."><text:span text:style-name="T17">Use las directivas que estime oportunas y las cláusulas que sean necesarias </text:span></text:span><text:span text:style-name="Fuente_20_de_20_párrafo_20_predeter."><text:span text:style-name="T18">excepto la cláusula </text:span></text:span><text:span text:style-name="codigo"><text:span text:style-name="T21">reduction</text:span></text:span><text:span text:style-name="Fuente_20_de_20_párrafo_20_predeter."><text:span text:style-name="T17">. Se debe paralelizar también la inicialización de las matrices. Respecto a este ejercicio:</text:span></text:span></text:p>
      <text:list xml:id="list1925420343" text:style-name="L3">
        <text:list-item>
          <text:list>
            <text:list-item>
              <text:p text:style-name="P49"><text:soft-page-break/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xml:id="list2845683714" text:style-name="L4">
        <text:list-item>
          <text:list>
            <text:list-item>
              <text:p text:style-name="P50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pan text:style-name="Fuente_20_de_20_párrafo_20_predeter."><text:span text:style-name="T33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50">v2</text:span></text:span><text:span text:style-name="Fuente_20_de_20_párrafo_20_predeter."><text:span text:style-name="T51">, para tamaños pequeños de los vectores (por ejemplo, N = 8 y N=11); (</text:span></text:span><text:span text:style-name="Fuente_20_de_20_párrafo_20_predeter."><text:span text:style-name="T50">4</text:span></text:span><text:span text:style-name="Fuente_20_de_20_párrafo_20_predeter."><text:span text:style-name="T51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33">y, al menos, el primer y último componente del resultado (esto último evita que las optimizaciones del compilador eliminen el código de la suma).</text:span></text:span></text:p>
      <text:p text:style-name="P26"/>
      <text:p text:style-name="P25"><text:span text:style-name="Fuente_20_de_20_párrafo_20_predeter."><text:span text:style-name="T21">CAPTURA CÓDIGO FUENTE </text:span></text:span>: <text:span text:style-name="codigo">pmv-OpenMP-a.c</text:span></text:p>
      <table:table table:name="Table10" table:style-name="Table10">
        <table:table-column table:style-name="Table10.A"/>
        <table:table-row table:style-name="TableLine2436794473424">
          <table:table-cell table:style-name="Table10.A1" office:value-type="string">
            <text:p text:style-name="CodigoListado"/>
          </table:table-cell>
        </table:table-row>
      </table:table>
      <text:p text:style-name="P26"/>
      <text:p text:style-name="P25"><text:span text:style-name="Fuente_20_de_20_párrafo_20_predeter."><text:span text:style-name="T21">CAPTURA CÓDIGO FUENTE</text:span></text:span>: <text:span text:style-name="codigo">pmv-OpenMP-b.c</text:span></text:p>
      <table:table table:name="Table11" table:style-name="Table11">
        <table:table-column table:style-name="Table11.A"/>
        <table:table-row table:style-name="TableLine2436536382320">
          <table:table-cell table:style-name="Table11.A1" office:value-type="string">
            <text:p text:style-name="CodigoListado"/>
          </table:table-cell>
        </table:table-row>
      </table:table>
      <text:p text:style-name="P7"/>
      <text:p text:style-name="P25"><text:span text:style-name="Fuente_20_de_20_párrafo_20_predeter."><text:span text:style-name="T21">RESPUESTA</text:span></text:span>:</text:p>
      <text:p text:style-name="P26"/>
      <text:p text:style-name="P26">CAPTURAS DE PANTALLA:</text:p>
      <text:p text:style-name="P35"/>
      <text:list xml:id="list91032117234161" text:style-name="L3">
        <text:list-item>
          <text:p text:style-name="P42"><text:span text:style-name="Fuente_20_de_20_párrafo_20_predeter."><text:span text:style-name="T17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7">. Respecto a este ejercicio:</text:span></text:span></text:p>
        </text:list-item>
      </text:list>
      <text:list xml:id="list870394821" text:style-name="L5">
        <text:list-item>
          <text:list>
            <text:list-item>
              <text:p text:style-name="P43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4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5"><text:span text:style-name="Fuente_20_de_20_párrafo_20_predeter."><text:span text:style-name="T21">CAPTURA CÓDIGO FUENTE</text:span></text:span>: <text:span text:style-name="codigo">pmv-OpenmMP-reduction.c</text:span></text:p>
      <table:table table:name="Table12" table:style-name="Table12">
        <table:table-column table:style-name="Table12.A"/>
        <table:table-row table:style-name="TableLine2436536388304">
          <table:table-cell table:style-name="Table12.A1" office:value-type="string">
            <text:p text:style-name="CodigoListado"/>
          </table:table-cell>
        </table:table-row>
      </table:table>
      <text:p text:style-name="P26"/>
      <text:p text:style-name="P25"><text:span text:style-name="Fuente_20_de_20_párrafo_20_predeter."><text:span text:style-name="T21">RESPUESTA</text:span></text:span>:</text:p>
      <text:p text:style-name="P26"/>
      <text:p text:style-name="P26">CAPTURAS DE PANTALLA:</text:p>
      <text:p text:style-name="P35"/>
      <text:list xml:id="list195503244456921" text:continue-list="list870394821" text:style-name="L5">
        <text:list-item text:start-value="10">
          <text:p text:style-name="P53"><text:span text:style-name="Fuente_20_de_20_párrafo_20_predeter."><text:span text:style-name="T39">Realizar una tabla y una gráfica que permitan comparar la escalabilidad (ganancia en velocidad en función del número de cores) en</text:span></text:span><text:span text:style-name="Fuente_20_de_20_párrafo_20_predeter."><text:span text:style-name="T40"> atcgrid4, en uno de los nodos de la cola ac y en su PC del mejor código paralelo </text:span></text:span><text:span text:style-name="Fuente_20_de_20_párrafo_20_predeter."><text:span text:style-name="T39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23"/>
      <text:p text:style-name="P26">CAPTURAS DE PANTALLA (que justifique el código elegido):</text:p>
      <text:p text:style-name="P26"/>
      <text:p text:style-name="P26">JUSTIFICAR AHORA EN BASE AL CÓDIGO LA DIFERENCIA EN TIEMPOS:</text:p>
      <text:p text:style-name="P26"/>
      <text:p text:style-name="P25"><text:span text:style-name="Fuente_20_de_20_párrafo_20_predeter."><text:span text:style-name="T21">CAPTURA DE PANTALLA del script </text:span></text:span><text:span text:style-name="codigo">pmv-OpenmMP-script.sh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6"/>
          </table:table-cell>
        </table:table-row>
      </table:table>
      <text:p text:style-name="P26"/>
      <text:p text:style-name="P24"><text:span text:style-name="Fuente_20_de_20_párrafo_20_predeter."><text:span text:style-name="T17"><text:s text:c="7"/></text:span></text:span><text:span text:style-name="Fuente_20_de_20_párrafo_20_predeter."><text:span text:style-name="T42">CAPTURAS DE PANTALLA (mostrar la ejecución en atcgrid – envío(s) a la cola):</text:span></text:span></text:p>
      <text:p text:style-name="P26"/>
      <text:p text:style-name="P25"><text:soft-page-break/><text:span text:style-name="Fuente_20_de_20_párrafo_20_predeter."><text:span text:style-name="T21">TABLA (con tiempos y ganancia) Y GRÁFICA (con ganancia)</text:span></text:span>:</text:p>
      <text:p text:style-name="P25"/>
      <text:p text:style-name="Normal"><text:span text:style-name="Fuente_20_de_20_párrafo_20_predeter."><text:span text:style-name="T43"><draw:frame draw:style-name="fr1" draw:name="Marco1" text:anchor-type="as-char" svg:y="0cm" svg:width="18.228cm" style:rel-width="scale" svg:height="14.684cm" style:rel-height="scale" draw:z-index="0"><draw:text-box><table:table table:name="Table14" table:style-name="Table14"><table:table-column table:style-name="Table14.A"/><table:table-row table:style-name="TableLine2436536382048"><table:table-cell table:style-name="Table14.A1" office:value-type="string"><text:p text:style-name="P1"><text:span text:style-name="Fuente_20_de_20_párrafo_20_predeter."><text:span text:style-name="T21">Tabla 1.</text:span></text:span> Tiempos de ejecución del código secuencial y de la versión paralela para atcgrid y para el PC personal</text:p></table:table-cell></table:table-row><table:table-row table:style-name="TableLine2436536384768"><table:table-cell table:style-name="Table14.A1" office:value-type="string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B"/><table:table-column table:style-name="Table15.C"/><table:table-column table:style-name="Table15.D" table:number-columns-repeated="3"/><table:table-column table:style-name="Table15.C"/><table:table-column table:style-name="Table15.D" table:number-columns-repeated="2"/><table:table-column table:style-name="Table15.M"/><table:table-row table:style-name="Table15.1"><table:table-cell table:style-name="Table15.A1" office:value-type="string"><text:p text:style-name="P8"/></table:table-cell><table:table-cell table:style-name="Table15.B1" table:number-columns-spanned="4" office:value-type="string"><text:p text:style-name="P8">atcgrid1, atcgrid2 o atcgrid3</text:p></table:table-cell><table:covered-table-cell/><table:covered-table-cell/><table:covered-table-cell/><table:table-cell table:style-name="Table15.F1" table:number-columns-spanned="4" office:value-type="string"><text:p text:style-name="P8">atcgrid4</text:p></table:table-cell><table:covered-table-cell/><table:covered-table-cell/><table:covered-table-cell/><table:table-cell table:style-name="Table15.J1" table:number-columns-spanned="4" office:value-type="string"><text:p text:style-name="P8">PC</text:p></table:table-cell><table:covered-table-cell/><table:covered-table-cell/><table:covered-table-cell/></table:table-row><table:table-row table:style-name="Table15.1"><table:table-cell table:style-name="Table15.A2" office:value-type="string"><text:p text:style-name="P9"/></table:table-cell><table:table-cell table:style-name="Table15.B2" table:number-columns-spanned="2" office:value-type="string"><text:p text:style-name="P8">Tamaño= entre 5000 y 10000</text:p></table:table-cell><table:covered-table-cell/><table:table-cell table:style-name="Table15.D2" table:number-columns-spanned="2" office:value-type="string"><text:p text:style-name="P12"><text:span text:style-name="Fuente_20_de_20_párrafo_20_predeter."><text:span text:style-name="T22">Tamaño=</text:span></text:span> <text:span text:style-name="Fuente_20_de_20_párrafo_20_predeter."><text:span text:style-name="T22">entre 10000 y 100000</text:span></text:span></text:p></table:table-cell><table:covered-table-cell/><table:table-cell table:style-name="Table15.F2" table:number-columns-spanned="2" office:value-type="string"><text:p text:style-name="P8">Tamaño= entre 5000 y 10000</text:p></table:table-cell><table:covered-table-cell/><table:table-cell table:style-name="Table15.H2" table:number-columns-spanned="2" office:value-type="string"><text:p text:style-name="P12"><text:span text:style-name="Fuente_20_de_20_párrafo_20_predeter."><text:span text:style-name="T22">Tamaño=</text:span></text:span> <text:span text:style-name="Fuente_20_de_20_párrafo_20_predeter."><text:span text:style-name="T22">entre 10000 y 100000</text:span></text:span></text:p></table:table-cell><table:covered-table-cell/><table:table-cell table:style-name="Table15.J2" table:number-columns-spanned="2" office:value-type="string"><text:p text:style-name="P8">Tamaño= entre 5000 y 10000</text:p></table:table-cell><table:covered-table-cell/><table:table-cell table:style-name="Table15.L2" table:number-columns-spanned="2" office:value-type="string"><text:p text:style-name="P12"><text:span text:style-name="Fuente_20_de_20_párrafo_20_predeter."><text:span text:style-name="T22">Tamaño=</text:span></text:span> <text:span text:style-name="Fuente_20_de_20_párrafo_20_predeter."><text:span text:style-name="T22">entre 10000 y 100000</text:span></text:span></text:p></table:table-cell><table:covered-table-cell/></table:table-row><table:table-row table:style-name="Table15.3"><table:table-cell table:style-name="Table15.A3" office:value-type="string"><text:p text:style-name="P8">Nº de núcleos (p)</text:p></table:table-cell><table:table-cell table:style-name="Table15.B3" office:value-type="string"><text:p text:style-name="P12"><text:span text:style-name="Fuente_20_de_20_párrafo_20_predeter."><text:span text:style-name="T22">T(p)</text:span></text:span></text:p></table:table-cell><table:table-cell table:style-name="Table15.C3" office:value-type="string"><text:p text:style-name="P8">S(p)</text:p></table:table-cell><table:table-cell table:style-name="Table15.D3" office:value-type="string"><text:p text:style-name="P12"><text:span text:style-name="Fuente_20_de_20_párrafo_20_predeter."><text:span text:style-name="T22">T(p)</text:span></text:span></text:p></table:table-cell><table:table-cell table:style-name="Table15.E3" office:value-type="string"><text:p text:style-name="P8">S(p)</text:p></table:table-cell><table:table-cell table:style-name="Table15.F3" office:value-type="string"><text:p text:style-name="P12"><text:span text:style-name="Fuente_20_de_20_párrafo_20_predeter."><text:span text:style-name="T22">T(p)</text:span></text:span></text:p></table:table-cell><table:table-cell table:style-name="Table15.G3" office:value-type="string"><text:p text:style-name="P8">S(p)</text:p></table:table-cell><table:table-cell table:style-name="Table15.H3" office:value-type="string"><text:p text:style-name="P12"><text:span text:style-name="Fuente_20_de_20_párrafo_20_predeter."><text:span text:style-name="T22">T(p)</text:span></text:span></text:p></table:table-cell><table:table-cell table:style-name="Table15.I3" office:value-type="string"><text:p text:style-name="P8">S(p)</text:p></table:table-cell><table:table-cell table:style-name="Table15.J3" office:value-type="string"><text:p text:style-name="P12"><text:span text:style-name="Fuente_20_de_20_párrafo_20_predeter."><text:span text:style-name="T22">T(p)</text:span></text:span></text:p></table:table-cell><table:table-cell table:style-name="Table15.K3" office:value-type="string"><text:p text:style-name="P8">S(p)</text:p></table:table-cell><table:table-cell table:style-name="Table15.L3" office:value-type="string"><text:p text:style-name="P12"><text:span text:style-name="Fuente_20_de_20_párrafo_20_predeter."><text:span text:style-name="T22">T(p)</text:span></text:span></text:p></table:table-cell><table:table-cell table:style-name="Table15.M3" office:value-type="string"><text:p text:style-name="P8">S(p)</text:p></table:table-cell></table:table-row><table:table-row table:style-name="Table15.1"><table:table-cell table:style-name="Table15.A4" office:value-type="string"><text:p text:style-name="P11">Código Secuencial</text:p></table:table-cell><table:table-cell table:style-name="Table15.B4" office:value-type="string"><text:p text:style-name="P2"/></table:table-cell><table:table-cell table:style-name="Table15.C4" office:value-type="string"><text:p text:style-name="P2">----</text:p></table:table-cell><table:table-cell table:style-name="Table15.D4" office:value-type="string"><text:p text:style-name="P2"/></table:table-cell><table:table-cell table:style-name="Table15.E4" office:value-type="string"><text:p text:style-name="P2">----</text:p></table:table-cell><table:table-cell table:style-name="Table15.F4" office:value-type="string"><text:p text:style-name="P2"/></table:table-cell><table:table-cell table:style-name="Table15.G4" office:value-type="string"><text:p text:style-name="P2">----</text:p></table:table-cell><table:table-cell table:style-name="Table15.H4" office:value-type="string"><text:p text:style-name="P2"/></table:table-cell><table:table-cell table:style-name="Table15.I4" office:value-type="string"><text:p text:style-name="P2">----</text:p></table:table-cell><table:table-cell table:style-name="Table15.J4" office:value-type="string"><text:p text:style-name="P2"/></table:table-cell><table:table-cell table:style-name="Table15.K4" office:value-type="string"><text:p text:style-name="P2">----</text:p></table:table-cell><table:table-cell table:style-name="Table15.L4" office:value-type="string"><text:p text:style-name="P2"/></table:table-cell><table:table-cell table:style-name="Table15.M4" office:value-type="string"><text:p text:style-name="P2">----</text:p></table:table-cell></table:table-row><table:table-row table:style-name="Table15.1"><table:table-cell table:style-name="Table15.A5" office:value-type="string"><text:p text:style-name="P3"><text:span text:style-name="Fuente_20_de_20_párrafo_20_predeter."><text:span text:style-name="T21">1</text:span></text:span></text:p></table:table-cell><table:table-cell table:style-name="Table15.B5" office:value-type="string"><text:p text:style-name="P2"/></table:table-cell><table:table-cell table:style-name="Table15.C5" office:value-type="string"><text:p text:style-name="P2"/></table:table-cell><table:table-cell table:style-name="Table15.D5" office:value-type="string"><text:p text:style-name="P2"/></table:table-cell><table:table-cell table:style-name="Table15.E5" office:value-type="string"><text:p text:style-name="P2"/></table:table-cell><table:table-cell table:style-name="Table15.F5" office:value-type="string"><text:p text:style-name="P2"/></table:table-cell><table:table-cell table:style-name="Table15.G5" office:value-type="string"><text:p text:style-name="P2"/></table:table-cell><table:table-cell table:style-name="Table15.H5" office:value-type="string"><text:p text:style-name="P2"/></table:table-cell><table:table-cell table:style-name="Table15.I5" office:value-type="string"><text:p text:style-name="P2"/></table:table-cell><table:table-cell table:style-name="Table15.J5" office:value-type="string"><text:p text:style-name="P2"/></table:table-cell><table:table-cell table:style-name="Table15.K5" office:value-type="string"><text:p text:style-name="P2"/></table:table-cell><table:table-cell table:style-name="Table15.L5" office:value-type="string"><text:p text:style-name="P2"/></table:table-cell><table:table-cell table:style-name="Table15.M5" office:value-type="string"><text:p text:style-name="P2"/></table:table-cell></table:table-row><table:table-row table:style-name="Table15.1"><table:table-cell table:style-name="Table15.A6" office:value-type="string"><text:p text:style-name="P11">2</text:p></table:table-cell><table:table-cell table:style-name="Table15.B6" office:value-type="string"><text:p text:style-name="P2"/></table:table-cell><table:table-cell table:style-name="Table15.C6" office:value-type="string"><text:p text:style-name="P2"/></table:table-cell><table:table-cell table:style-name="Table15.D6" office:value-type="string"><text:p text:style-name="P2"/></table:table-cell><table:table-cell table:style-name="Table15.E6" office:value-type="string"><text:p text:style-name="P2"/></table:table-cell><table:table-cell table:style-name="Table15.F6" office:value-type="string"><text:p text:style-name="P2"/></table:table-cell><table:table-cell table:style-name="Table15.G6" office:value-type="string"><text:p text:style-name="P2"/></table:table-cell><table:table-cell table:style-name="Table15.H6" office:value-type="string"><text:p text:style-name="P2"/></table:table-cell><table:table-cell table:style-name="Table15.I6" office:value-type="string"><text:p text:style-name="P2"/></table:table-cell><table:table-cell table:style-name="Table15.J6" office:value-type="string"><text:p text:style-name="P2"/></table:table-cell><table:table-cell table:style-name="Table15.K6" office:value-type="string"><text:p text:style-name="P2"/></table:table-cell><table:table-cell table:style-name="Table15.L6" office:value-type="string"><text:p text:style-name="P2"/></table:table-cell><table:table-cell table:style-name="Table15.M6" office:value-type="string"><text:p text:style-name="P2"/></table:table-cell></table:table-row><table:table-row table:style-name="Table15.1"><table:table-cell table:style-name="Table15.A7" office:value-type="string"><text:p text:style-name="P11">3</text:p></table:table-cell><table:table-cell table:style-name="Table15.B7" office:value-type="string"><text:p text:style-name="P2"/></table:table-cell><table:table-cell table:style-name="Table15.C7" office:value-type="string"><text:p text:style-name="P2"/></table:table-cell><table:table-cell table:style-name="Table15.D7" office:value-type="string"><text:p text:style-name="P2"/></table:table-cell><table:table-cell table:style-name="Table15.E7" office:value-type="string"><text:p text:style-name="P2"/></table:table-cell><table:table-cell table:style-name="Table15.F7" office:value-type="string"><text:p text:style-name="P2"/></table:table-cell><table:table-cell table:style-name="Table15.G7" office:value-type="string"><text:p text:style-name="P2"/></table:table-cell><table:table-cell table:style-name="Table15.H7" office:value-type="string"><text:p text:style-name="P2"/></table:table-cell><table:table-cell table:style-name="Table15.I7" office:value-type="string"><text:p text:style-name="P2"/></table:table-cell><table:table-cell table:style-name="Table15.J7" office:value-type="string"><text:p text:style-name="P2"/></table:table-cell><table:table-cell table:style-name="Table15.K7" office:value-type="string"><text:p text:style-name="P2"/></table:table-cell><table:table-cell table:style-name="Table15.L7" office:value-type="string"><text:p text:style-name="P2"/></table:table-cell><table:table-cell table:style-name="Table15.M7" office:value-type="string"><text:p text:style-name="P2"/></table:table-cell></table:table-row><table:table-row table:style-name="Table15.1"><table:table-cell table:style-name="Table15.A8" office:value-type="string"><text:p text:style-name="P11">4</text:p></table:table-cell><table:table-cell table:style-name="Table15.B8" office:value-type="string"><text:p text:style-name="P2"/></table:table-cell><table:table-cell table:style-name="Table15.C8" office:value-type="string"><text:p text:style-name="P2"/></table:table-cell><table:table-cell table:style-name="Table15.D8" office:value-type="string"><text:p text:style-name="P2"/></table:table-cell><table:table-cell table:style-name="Table15.E8" office:value-type="string"><text:p text:style-name="P2"/></table:table-cell><table:table-cell table:style-name="Table15.F8" office:value-type="string"><text:p text:style-name="P2"/></table:table-cell><table:table-cell table:style-name="Table15.G8" office:value-type="string"><text:p text:style-name="P2"/></table:table-cell><table:table-cell table:style-name="Table15.H8" office:value-type="string"><text:p text:style-name="P2"/></table:table-cell><table:table-cell table:style-name="Table15.I8" office:value-type="string"><text:p text:style-name="P2"/></table:table-cell><table:table-cell table:style-name="Table15.J8" office:value-type="string"><text:p text:style-name="P2"/></table:table-cell><table:table-cell table:style-name="Table15.K8" office:value-type="string"><text:p text:style-name="P2"/></table:table-cell><table:table-cell table:style-name="Table15.L8" office:value-type="string"><text:p text:style-name="P2"/></table:table-cell><table:table-cell table:style-name="Table15.M8" office:value-type="string"><text:p text:style-name="P2"/></table:table-cell></table:table-row><table:table-row table:style-name="Table15.1"><table:table-cell table:style-name="Table15.A9" office:value-type="string"><text:p text:style-name="P11">5</text:p></table:table-cell><table:table-cell table:style-name="Table15.B9" office:value-type="string"><text:p text:style-name="P2"/></table:table-cell><table:table-cell table:style-name="Table15.C9" office:value-type="string"><text:p text:style-name="P2"/></table:table-cell><table:table-cell table:style-name="Table15.D9" office:value-type="string"><text:p text:style-name="P2"/></table:table-cell><table:table-cell table:style-name="Table15.E9" office:value-type="string"><text:p text:style-name="P2"/></table:table-cell><table:table-cell table:style-name="Table15.F9" office:value-type="string"><text:p text:style-name="P2"/></table:table-cell><table:table-cell table:style-name="Table15.G9" office:value-type="string"><text:p text:style-name="P2"/></table:table-cell><table:table-cell table:style-name="Table15.H9" office:value-type="string"><text:p text:style-name="P2"/></table:table-cell><table:table-cell table:style-name="Table15.I9" office:value-type="string"><text:p text:style-name="P2"/></table:table-cell><table:table-cell table:style-name="Table15.J9" office:value-type="string"><text:p text:style-name="P2"/></table:table-cell><table:table-cell table:style-name="Table15.K9" office:value-type="string"><text:p text:style-name="P2"/></table:table-cell><table:table-cell table:style-name="Table15.L9" office:value-type="string"><text:p text:style-name="P2"/></table:table-cell><table:table-cell table:style-name="Table15.M9" office:value-type="string"><text:p text:style-name="P2"/></table:table-cell></table:table-row><table:table-row table:style-name="Table15.1"><table:table-cell table:style-name="Table15.A10" office:value-type="string"><text:p text:style-name="P11">6</text:p></table:table-cell><table:table-cell table:style-name="Table15.B10" office:value-type="string"><text:p text:style-name="P2"/></table:table-cell><table:table-cell table:style-name="Table15.C10" office:value-type="string"><text:p text:style-name="P2"/></table:table-cell><table:table-cell table:style-name="Table15.D10" office:value-type="string"><text:p text:style-name="P2"/></table:table-cell><table:table-cell table:style-name="Table15.E10" office:value-type="string"><text:p text:style-name="P2"/></table:table-cell><table:table-cell table:style-name="Table15.F10" office:value-type="string"><text:p text:style-name="P2"/></table:table-cell><table:table-cell table:style-name="Table15.G10" office:value-type="string"><text:p text:style-name="P2"/></table:table-cell><table:table-cell table:style-name="Table15.H10" office:value-type="string"><text:p text:style-name="P2"/></table:table-cell><table:table-cell table:style-name="Table15.I10" office:value-type="string"><text:p text:style-name="P2"/></table:table-cell><table:table-cell table:style-name="Table15.J10" office:value-type="string"><text:p text:style-name="P2"/></table:table-cell><table:table-cell table:style-name="Table15.K10" office:value-type="string"><text:p text:style-name="P2"/></table:table-cell><table:table-cell table:style-name="Table15.L10" office:value-type="string"><text:p text:style-name="P2"/></table:table-cell><table:table-cell table:style-name="Table15.M10" office:value-type="string"><text:p text:style-name="P2"/></table:table-cell></table:table-row><table:table-row table:style-name="Table15.1"><table:table-cell table:style-name="Table15.A11" office:value-type="string"><text:p text:style-name="P11">7</text:p></table:table-cell><table:table-cell table:style-name="Table15.B11" office:value-type="string"><text:p text:style-name="P2"/></table:table-cell><table:table-cell table:style-name="Table15.C11" office:value-type="string"><text:p text:style-name="P2"/></table:table-cell><table:table-cell table:style-name="Table15.D11" office:value-type="string"><text:p text:style-name="P2"/></table:table-cell><table:table-cell table:style-name="Table15.E11" office:value-type="string"><text:p text:style-name="P2"/></table:table-cell><table:table-cell table:style-name="Table15.F11" office:value-type="string"><text:p text:style-name="P2"/></table:table-cell><table:table-cell table:style-name="Table15.G11" office:value-type="string"><text:p text:style-name="P2"/></table:table-cell><table:table-cell table:style-name="Table15.H11" office:value-type="string"><text:p text:style-name="P2"/></table:table-cell><table:table-cell table:style-name="Table15.I11" office:value-type="string"><text:p text:style-name="P2"/></table:table-cell><table:table-cell table:style-name="Table15.J11" office:value-type="string"><text:p text:style-name="P2"/></table:table-cell><table:table-cell table:style-name="Table15.K11" office:value-type="string"><text:p text:style-name="P2"/></table:table-cell><table:table-cell table:style-name="Table15.L11" office:value-type="string"><text:p text:style-name="P2"/></table:table-cell><table:table-cell table:style-name="Table15.M11" office:value-type="string"><text:p text:style-name="P2"/></table:table-cell></table:table-row><table:table-row table:style-name="Table15.12"><table:table-cell table:style-name="Table15.A12" office:value-type="string"><text:p text:style-name="P11">8</text:p></table:table-cell><table:table-cell table:style-name="Table15.B12" office:value-type="string"><text:p text:style-name="P2"/></table:table-cell><table:table-cell table:style-name="Table15.C12" office:value-type="string"><text:p text:style-name="P2"/></table:table-cell><table:table-cell table:style-name="Table15.D12" office:value-type="string"><text:p text:style-name="P2"/></table:table-cell><table:table-cell table:style-name="Table15.E12" office:value-type="string"><text:p text:style-name="P2"/></table:table-cell><table:table-cell table:style-name="Table15.F12" office:value-type="string"><text:p text:style-name="P2"/></table:table-cell><table:table-cell table:style-name="Table15.G12" office:value-type="string"><text:p text:style-name="P2"/></table:table-cell><table:table-cell table:style-name="Table15.H12" office:value-type="string"><text:p text:style-name="P2"/></table:table-cell><table:table-cell table:style-name="Table15.I12" office:value-type="string"><text:p text:style-name="P2"/></table:table-cell><table:table-cell table:style-name="Table15.J12" office:value-type="string"><text:p text:style-name="P2"/></table:table-cell><table:table-cell table:style-name="Table15.K12" office:value-type="string"><text:p text:style-name="P2"/></table:table-cell><table:table-cell table:style-name="Table15.L12" office:value-type="string"><text:p text:style-name="P2"/></table:table-cell><table:table-cell table:style-name="Table15.M12" office:value-type="string"><text:p text:style-name="P2"/></table:table-cell></table:table-row><table:table-row table:style-name="Table15.1"><table:table-cell table:style-name="Table15.A13" office:value-type="string"><text:p text:style-name="P11">9</text:p></table:table-cell><table:table-cell table:style-name="Table15.B13" office:value-type="string"><text:p text:style-name="P2"/></table:table-cell><table:table-cell table:style-name="Table15.C13" office:value-type="string"><text:p text:style-name="P2"/></table:table-cell><table:table-cell table:style-name="Table15.D13" office:value-type="string"><text:p text:style-name="P2"/></table:table-cell><table:table-cell table:style-name="Table15.E13" office:value-type="string"><text:p text:style-name="P2"/></table:table-cell><table:table-cell table:style-name="Table15.F13" office:value-type="string"><text:p text:style-name="P2"/></table:table-cell><table:table-cell table:style-name="Table15.G13" office:value-type="string"><text:p text:style-name="P2"/></table:table-cell><table:table-cell table:style-name="Table15.H13" office:value-type="string"><text:p text:style-name="P2"/></table:table-cell><table:table-cell table:style-name="Table15.I13" office:value-type="string"><text:p text:style-name="P2"/></table:table-cell><table:table-cell table:style-name="Table15.J13" office:value-type="string"><text:p text:style-name="P2"/></table:table-cell><table:table-cell table:style-name="Table15.K13" office:value-type="string"><text:p text:style-name="P2"/></table:table-cell><table:table-cell table:style-name="Table15.L13" office:value-type="string"><text:p text:style-name="P2"/></table:table-cell><table:table-cell table:style-name="Table15.M13" office:value-type="string"><text:p text:style-name="P2"/></table:table-cell></table:table-row><table:table-row table:style-name="Table15.1"><table:table-cell table:style-name="Table15.A14" office:value-type="string"><text:p text:style-name="P11">10</text:p></table:table-cell><table:table-cell table:style-name="Table15.B14" office:value-type="string"><text:p text:style-name="P2"/></table:table-cell><table:table-cell table:style-name="Table15.C14" office:value-type="string"><text:p text:style-name="P2"/></table:table-cell><table:table-cell table:style-name="Table15.D14" office:value-type="string"><text:p text:style-name="P2"/></table:table-cell><table:table-cell table:style-name="Table15.E14" office:value-type="string"><text:p text:style-name="P2"/></table:table-cell><table:table-cell table:style-name="Table15.F14" office:value-type="string"><text:p text:style-name="P2"/></table:table-cell><table:table-cell table:style-name="Table15.G14" office:value-type="string"><text:p text:style-name="P2"/></table:table-cell><table:table-cell table:style-name="Table15.H14" office:value-type="string"><text:p text:style-name="P2"/></table:table-cell><table:table-cell table:style-name="Table15.I14" office:value-type="string"><text:p text:style-name="P2"/></table:table-cell><table:table-cell table:style-name="Table15.J14" office:value-type="string"><text:p text:style-name="P2"/></table:table-cell><table:table-cell table:style-name="Table15.K14" office:value-type="string"><text:p text:style-name="P2"/></table:table-cell><table:table-cell table:style-name="Table15.L14" office:value-type="string"><text:p text:style-name="P2"/></table:table-cell><table:table-cell table:style-name="Table15.M14" office:value-type="string"><text:p text:style-name="P2"/></table:table-cell></table:table-row><table:table-row table:style-name="Table15.1"><table:table-cell table:style-name="Table15.A15" office:value-type="string"><text:p text:style-name="P11">11</text:p></table:table-cell><table:table-cell table:style-name="Table15.B15" office:value-type="string"><text:p text:style-name="P2"/></table:table-cell><table:table-cell table:style-name="Table15.C15" office:value-type="string"><text:p text:style-name="P2"/></table:table-cell><table:table-cell table:style-name="Table15.D15" office:value-type="string"><text:p text:style-name="P2"/></table:table-cell><table:table-cell table:style-name="Table15.E15" office:value-type="string"><text:p text:style-name="P2"/></table:table-cell><table:table-cell table:style-name="Table15.F15" office:value-type="string"><text:p text:style-name="P2"/></table:table-cell><table:table-cell table:style-name="Table15.G15" office:value-type="string"><text:p text:style-name="P2"/></table:table-cell><table:table-cell table:style-name="Table15.H15" office:value-type="string"><text:p text:style-name="P2"/></table:table-cell><table:table-cell table:style-name="Table15.I15" office:value-type="string"><text:p text:style-name="P2"/></table:table-cell><table:table-cell table:style-name="Table15.J15" office:value-type="string"><text:p text:style-name="P2"/></table:table-cell><table:table-cell table:style-name="Table15.K15" office:value-type="string"><text:p text:style-name="P2"/></table:table-cell><table:table-cell table:style-name="Table15.L15" office:value-type="string"><text:p text:style-name="P2"/></table:table-cell><table:table-cell table:style-name="Table15.M15" office:value-type="string"><text:p text:style-name="P2"/></table:table-cell></table:table-row><table:table-row table:style-name="Table15.1"><table:table-cell table:style-name="Table15.A16" office:value-type="string"><text:p text:style-name="P11">12</text:p></table:table-cell><table:table-cell table:style-name="Table15.B16" office:value-type="string"><text:p text:style-name="P2"/></table:table-cell><table:table-cell table:style-name="Table15.C16" office:value-type="string"><text:p text:style-name="P2"/></table:table-cell><table:table-cell table:style-name="Table15.D16" office:value-type="string"><text:p text:style-name="P2"/></table:table-cell><table:table-cell table:style-name="Table15.E16" office:value-type="string"><text:p text:style-name="P2"/></table:table-cell><table:table-cell table:style-name="Table15.F16" office:value-type="string"><text:p text:style-name="P2"/></table:table-cell><table:table-cell table:style-name="Table15.G16" office:value-type="string"><text:p text:style-name="P2"/></table:table-cell><table:table-cell table:style-name="Table15.H16" office:value-type="string"><text:p text:style-name="P2"/></table:table-cell><table:table-cell table:style-name="Table15.I16" office:value-type="string"><text:p text:style-name="P2"/></table:table-cell><table:table-cell table:style-name="Table15.J16" office:value-type="string"><text:p text:style-name="P2"/></table:table-cell><table:table-cell table:style-name="Table15.K16" office:value-type="string"><text:p text:style-name="P2"/></table:table-cell><table:table-cell table:style-name="Table15.L16" office:value-type="string"><text:p text:style-name="P2"/></table:table-cell><table:table-cell table:style-name="Table15.M16" office:value-type="string"><text:p text:style-name="P2"/></table:table-cell></table:table-row><table:table-row table:style-name="Table15.1"><table:table-cell table:style-name="Table15.A17" office:value-type="string"><text:p text:style-name="P11">13</text:p></table:table-cell><table:table-cell table:style-name="Table15.B17" office:value-type="string"><text:p text:style-name="P2"/></table:table-cell><table:table-cell table:style-name="Table15.C17" office:value-type="string"><text:p text:style-name="P2"/></table:table-cell><table:table-cell table:style-name="Table15.D17" office:value-type="string"><text:p text:style-name="P2"/></table:table-cell><table:table-cell table:style-name="Table15.E17" office:value-type="string"><text:p text:style-name="P2"/></table:table-cell><table:table-cell table:style-name="Table15.F17" office:value-type="string"><text:p text:style-name="P2"/></table:table-cell><table:table-cell table:style-name="Table15.G17" office:value-type="string"><text:p text:style-name="P2"/></table:table-cell><table:table-cell table:style-name="Table15.H17" office:value-type="string"><text:p text:style-name="P2"/></table:table-cell><table:table-cell table:style-name="Table15.I17" office:value-type="string"><text:p text:style-name="P2"/></table:table-cell><table:table-cell table:style-name="Table15.J17" office:value-type="string"><text:p text:style-name="P2"/></table:table-cell><table:table-cell table:style-name="Table15.K17" office:value-type="string"><text:p text:style-name="P2"/></table:table-cell><table:table-cell table:style-name="Table15.L17" office:value-type="string"><text:p text:style-name="P2"/></table:table-cell><table:table-cell table:style-name="Table15.M17" office:value-type="string"><text:p text:style-name="P2"/></table:table-cell></table:table-row><table:table-row table:style-name="Table15.1"><table:table-cell table:style-name="Table15.A18" office:value-type="string"><text:p text:style-name="P11">14</text:p></table:table-cell><table:table-cell table:style-name="Table15.B18" office:value-type="string"><text:p text:style-name="P2"/></table:table-cell><table:table-cell table:style-name="Table15.C18" office:value-type="string"><text:p text:style-name="P2"/></table:table-cell><table:table-cell table:style-name="Table15.D18" office:value-type="string"><text:p text:style-name="P2"/></table:table-cell><table:table-cell table:style-name="Table15.E18" office:value-type="string"><text:p text:style-name="P2"/></table:table-cell><table:table-cell table:style-name="Table15.F18" office:value-type="string"><text:p text:style-name="P2"/></table:table-cell><table:table-cell table:style-name="Table15.G18" office:value-type="string"><text:p text:style-name="P2"/></table:table-cell><table:table-cell table:style-name="Table15.H18" office:value-type="string"><text:p text:style-name="P2"/></table:table-cell><table:table-cell table:style-name="Table15.I18" office:value-type="string"><text:p text:style-name="P2"/></table:table-cell><table:table-cell table:style-name="Table15.J18" office:value-type="string"><text:p text:style-name="P2"/></table:table-cell><table:table-cell table:style-name="Table15.K18" office:value-type="string"><text:p text:style-name="P2"/></table:table-cell><table:table-cell table:style-name="Table15.L18" office:value-type="string"><text:p text:style-name="P2"/></table:table-cell><table:table-cell table:style-name="Table15.M18" office:value-type="string"><text:p text:style-name="P2"/></table:table-cell></table:table-row><table:table-row table:style-name="Table15.1"><table:table-cell table:style-name="Table15.A19" office:value-type="string"><text:p text:style-name="P11">15</text:p></table:table-cell><table:table-cell table:style-name="Table15.B19" office:value-type="string"><text:p text:style-name="P2"/></table:table-cell><table:table-cell table:style-name="Table15.C19" office:value-type="string"><text:p text:style-name="P2"/></table:table-cell><table:table-cell table:style-name="Table15.D19" office:value-type="string"><text:p text:style-name="P2"/></table:table-cell><table:table-cell table:style-name="Table15.E19" office:value-type="string"><text:p text:style-name="P2"/></table:table-cell><table:table-cell table:style-name="Table15.F19" office:value-type="string"><text:p text:style-name="P2"/></table:table-cell><table:table-cell table:style-name="Table15.G19" office:value-type="string"><text:p text:style-name="P2"/></table:table-cell><table:table-cell table:style-name="Table15.H19" office:value-type="string"><text:p text:style-name="P2"/></table:table-cell><table:table-cell table:style-name="Table15.I19" office:value-type="string"><text:p text:style-name="P2"/></table:table-cell><table:table-cell table:style-name="Table15.J19" office:value-type="string"><text:p text:style-name="P2"/></table:table-cell><table:table-cell table:style-name="Table15.K19" office:value-type="string"><text:p text:style-name="P2"/></table:table-cell><table:table-cell table:style-name="Table15.L19" office:value-type="string"><text:p text:style-name="P2"/></table:table-cell><table:table-cell table:style-name="Table15.M19" office:value-type="string"><text:p text:style-name="P2"/></table:table-cell></table:table-row><table:table-row table:style-name="Table15.1"><table:table-cell table:style-name="Table15.A20" office:value-type="string"><text:p text:style-name="P11">16</text:p></table:table-cell><table:table-cell table:style-name="Table15.B20" office:value-type="string"><text:p text:style-name="P2"/></table:table-cell><table:table-cell table:style-name="Table15.C20" office:value-type="string"><text:p text:style-name="P2"/></table:table-cell><table:table-cell table:style-name="Table15.D20" office:value-type="string"><text:p text:style-name="P2"/></table:table-cell><table:table-cell table:style-name="Table15.E20" office:value-type="string"><text:p text:style-name="P2"/></table:table-cell><table:table-cell table:style-name="Table15.F20" office:value-type="string"><text:p text:style-name="P2"/></table:table-cell><table:table-cell table:style-name="Table15.G20" office:value-type="string"><text:p text:style-name="P2"/></table:table-cell><table:table-cell table:style-name="Table15.H20" office:value-type="string"><text:p text:style-name="P2"/></table:table-cell><table:table-cell table:style-name="Table15.I20" office:value-type="string"><text:p text:style-name="P2"/></table:table-cell><table:table-cell table:style-name="Table15.J20" office:value-type="string"><text:p text:style-name="P2"/></table:table-cell><table:table-cell table:style-name="Table15.K20" office:value-type="string"><text:p text:style-name="P2"/></table:table-cell><table:table-cell table:style-name="Table15.L20" office:value-type="string"><text:p text:style-name="P2"/></table:table-cell><table:table-cell table:style-name="Table15.M20" office:value-type="string"><text:p text:style-name="P2"/></table:table-cell></table:table-row><table:table-row table:style-name="Table15.1"><table:table-cell table:style-name="Table15.A21" office:value-type="string"><text:p text:style-name="P10">32</text:p></table:table-cell><table:table-cell table:style-name="Table15.B21" office:value-type="string"><text:p text:style-name="P2"/></table:table-cell><table:table-cell table:style-name="Table15.C21" office:value-type="string"><text:p text:style-name="P2"/></table:table-cell><table:table-cell table:style-name="Table15.D21" office:value-type="string"><text:p text:style-name="P2"/></table:table-cell><table:table-cell table:style-name="Table15.E21" office:value-type="string"><text:p text:style-name="P2"/></table:table-cell><table:table-cell table:style-name="Table15.F21" office:value-type="string"><text:p text:style-name="P2"/></table:table-cell><table:table-cell table:style-name="Table15.G21" office:value-type="string"><text:p text:style-name="P2"/></table:table-cell><table:table-cell table:style-name="Table15.H21" office:value-type="string"><text:p text:style-name="P2"/></table:table-cell><table:table-cell table:style-name="Table15.I21" office:value-type="string"><text:p text:style-name="P2"/></table:table-cell><table:table-cell table:style-name="Table15.J21" office:value-type="string"><text:p text:style-name="P2"/></table:table-cell><table:table-cell table:style-name="Table15.K21" office:value-type="string"><text:p text:style-name="P2"/></table:table-cell><table:table-cell table:style-name="Table15.L21" office:value-type="string"><text:p text:style-name="P2"/></table:table-cell><table:table-cell table:style-name="Table15.M21" office:value-type="string"><text:p text:style-name="P2"/></table:table-cell></table:table-row></table:table><text:p text:style-name="P4"/></table:table-cell></table:table-row></table:table><text:p text:style-name="Normal"/></draw:text-box></draw:frame></text:span></text:span></text:p>
      <text:p text:style-name="P36"/>
      <text:p text:style-name="P37"/>
      <text:p text:style-name="P38"><text:span text:style-name="Fuente_20_de_20_párrafo_20_predeter."><text:span text:style-name="T21">COMENTARIOS SOBRE LOS RESULTADOS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margin-top="0.706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11.43cm"/>
        </style:tab-stops>
      </style:paragraph-properties>
      <style:text-properties fo:color="#265557" loext:opacity="100%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1" style:display-name="Cuadrícula media 1 - Énfasis 21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28.496cm"/>
          <style:tab-stop style:position="-27.861cm"/>
        </style:tab-stops>
      </style:paragraph-properties>
      <style:text-properties fo:color="#000000" loext:opacity="100%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fixed" fo:font-size="9pt" style:font-size-asian="9pt" style:font-name-complex="Liberation Mono" style:font-family-complex="'Liberation Mono'" style:font-family-generic-complex="modern" style:font-pitch-complex="fixed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abla" style:family="paragraph" style:parent-style-name="Normal" style:list-style-name="WW8Num5">
      <style:paragraph-properties fo:margin-top="0.423cm" fo:margin-bottom="0cm" style:contextual-spacing="false" fo:text-align="center" style:justify-single-word="false" fo:orphans="2" fo:widows="2" fo:hyphenation-ladder-count="no-limit" style:vertical-align="auto">
        <style:tab-stops>
          <style:tab-stop style:position="-19.447cm"/>
        </style:tab-stops>
      </style:paragraph-properties>
      <style:text-properties fo:color="#000000" loext:opacity="100%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loext:opacity="100%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loext:opacity="100%" style:font-name="Liberation Mono" fo:font-family="'Liberation Mono'" style:font-family-generic="modern" style:font-pitch="fixed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Liberation Mono" style:font-family-complex="'Liberation Mono'" style:font-family-generic-complex="modern" style:font-pitch-complex="fixed" style:font-size-complex="9pt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WW_5f_CharLFO14LVL1" style:display-name="WW_CharLFO14LVL1" style:family="text">
      <style:text-properties fo:color="#4f81bd" loext:opacity="100%" fo:font-size="12pt" style:font-size-asian="12pt"/>
    </style:style>
    <style:style style:name="WW_5f_CharLFO18LVL1" style:display-name="WW_CharLFO18LVL1" style:family="text">
      <style:text-properties fo:font-weight="bold" style:font-weight-asian="bold"/>
    </style:style>
    <style:style style:name="WW_5f_CharLFO19LVL1" style:display-name="WW_CharLFO19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3" style:display-name="WW_OutlineListStyle_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4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18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19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9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end" style:justify-single-word="false"/>
    </style:style>
    <style:style style:name="MP3" style:family="paragraph" style:parent-style-name="Pie_20_de_20_página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Número_20_de_20_página"><text:s/></text:span><text:span text:style-name="Número_20_de_20_página"><text:page-number text:select-page="current">3</text:page-number></text:span></text:p>
        <text:p text:style-name="Normal"/>
      </style:footer>
      <style:footer-left>
        <text:p text:style-name="MP3"><text:span text:style-name="Número_20_de_20_página"><text:page-number text:select-page="current">4</text:page-number></text:span><text:span text:style-name="Número_20_de_20_página"><text:tab/><text:tab/><text:tab/><text:tab/> <text:s text:c="9"/></text:span><text:span text:style-name="Fuente_20_de_20_párrafo_20_predeter."><text:span text:style-name="MT1">Depto. Arquitectura y Tecnología de Computadores</text:span></text:span></text:p>
        <text:p text:style-name="Normal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Luis Javier Herrera</meta:initial-creator>
    <meta:creation-date>2020-05-08T07:21:00Z</meta:creation-date>
    <dc:date>2022-02-05T19:55:00.835000000</dc:date>
    <meta:print-date>1899-12-31T23:00:00Z</meta:print-date>
    <meta:editing-cycles>34</meta:editing-cycles>
    <meta:editing-duration>PT12H12M39S</meta:editing-duration>
    <meta:document-statistic meta:table-count="14" meta:image-count="0" meta:object-count="0" meta:page-count="4" meta:paragraph-count="119" meta:word-count="1138" meta:character-count="7313" meta:non-whitespace-character-count="6171"/>
    <meta:template xlink:type="simple" xlink:actuate="onRequest" xlink:title="" xlink:href="Normal"/>
  </office:meta>
</office:document-meta>
</file>